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96ca" officeooo:paragraph-rsid="001496ca"/>
    </style:style>
    <style:style style:name="P2" style:family="paragraph" style:parent-style-name="Standard">
      <style:text-properties officeooo:paragraph-rsid="001496ca"/>
    </style:style>
    <style:style style:name="P3" style:family="paragraph" style:parent-style-name="Standard">
      <style:text-properties officeooo:rsid="00164514" officeooo:paragraph-rsid="00164514"/>
    </style:style>
    <style:style style:name="P4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496ca" officeooo:paragraph-rsid="001496ca"/>
    </style:style>
    <style:style style:name="T1" style:family="text">
      <style:text-properties officeooo:rsid="001496ca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NodeJS</text:p>
      <text:p text:style-name="P1"/>
      <text:p text:style-name="P1">1) Installation de NVM</text:p>
      <text:p text:style-name="P1">gestion des versions de node et installateur : nvm</text:p>
      <text:p text:style-name="P1">voir si nvm est installé : nvm --version</text:p>
      <text:p text:style-name="P1">pour installer nvm : <text:a xlink:type="simple" xlink:href="https://github.com/creationix/nvm" text:style-name="Internet_20_link" text:visited-style-name="Visited_20_Internet_20_Link">https://github.com/creationix/nvm</text:a></text:p>
      <text:p text:style-name="P1"/>
      <text:p text:style-name="P1">2) Installation de versions de nodeJS</text:p>
      <text:p text:style-name="P2"><text:span text:style-name="T1">Lister les versions installées : </text:span><text:span text:style-name="T2">nvm ls</text:span></text:p>
      <text:p text:style-name="P1">Lister les versions available to install : </text:p>
      <text:p text:style-name="P4">nvm ls-remote</text:p>
      <text:p text:style-name="P4"/>
      <text:p text:style-name="P1">Pour installer une version de node : </text:p>
      <text:p text:style-name="P1">nvm install v11.1.0</text:p>
      <text:p text:style-name="P1"/>
      <text:p text:style-name="P1">Pour basculer entre les versions : nvm use</text:p>
      <text:p text:style-name="P1">Pour configurer une version par défaut : nvm alias default 10</text:p>
      <text:p text:style-name="P1"/>
      <text:p text:style-name="P3">Vérifier : node –version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9:41.244491060</meta:creation-date>
    <dc:date>2018-11-06T17:40:34.896422219</dc:date>
    <meta:editing-duration>PT43S</meta:editing-duration>
    <meta:editing-cycles>1</meta:editing-cycles>
    <meta:document-statistic meta:table-count="0" meta:image-count="0" meta:object-count="0" meta:page-count="1" meta:paragraph-count="14" meta:word-count="84" meta:character-count="491" meta:non-whitespace-character-count="420"/>
    <meta:generator>LibreOffice/5.1.6.2$Linux_X86_64 LibreOffice_project/10m0$Build-2</meta:generator>
  </office:meta>
</office:document-meta>
</file>